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">
        <text:h text:style-name="Heading_20_3" text:outline-level="3"><text:bookmark-start text:name="__RefHeading___Toc62824_1640206654"/><text:alphabetical-index-mark-start text:id="IMark92331484"/>Projekt laden<text:alphabetical-index-mark-end text:id="IMark92331484"/> <text:bookmark-end text:name="__RefHeading___Toc62824_1640206654"/></text:h>
        <text:p text:style-name="Textkörper_20_Einrückung_20_Organon">Datei/Projekt laden → Projektordner aussuchen. Im Projektordner befindet sich eine Projektdatei mit der Endung „.organon“: </text:p>
        <text:p text:style-name="Textkörper_20_Einrückung_20_Organon">&lt;projektname&gt;.organon. </text:p>
        <text:p text:style-name="Textkörper_20_Einrückung_20_Organon">Diese auswählen und das Projekt wird geladen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7:56.166000000</dc:date>
    <meta:editing-duration>P0D</meta:editing-duration>
    <meta:editing-cycles>1</meta:editing-cycles>
    <meta:document-statistic meta:table-count="0" meta:image-count="0" meta:object-count="0" meta:page-count="1" meta:paragraph-count="4" meta:word-count="25" meta:character-count="206" meta:non-whitespace-character-count="181"/>
    <meta:generator>LibreOffice/5.0.4.2$Windows_x86 LibreOffice_project/2b9802c1994aa0b7dc6079e128979269cf95bc78</meta:generator>
  </office:meta>
</office:document-meta>
</file>